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96cm" fo:min-width="0.2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19cm" fo:min-width="0.27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95cm" fo:min-width="0.266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7cm" fo:min-width="0.10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95cm" fo:min-width="0.12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3cm" svg:stroke-color="#944794" draw:marker-start="" draw:marker-start-width="0.208cm" draw:marker-start-center="false" draw:marker-end="" draw:marker-end-width="0.208cm" draw:marker-end-center="false" draw:fill="solid" draw:fill-color="#944794" draw:opacity="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7cm" fo:min-width="0.466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28cm" fo:min-width="0.40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94479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solid" draw:fill-color="#944794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" style:family="text">
      <style:text-properties fo:color="#94479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3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33cm" svg:y1="13.435cm" svg:x2="8.833cm" svg:y2="16.387cm">
              <text:p/>
            </draw:line>
            <draw:line draw:style-name="gr1" draw:text-style-name="P1" draw:layer="layout" svg:x1="9.127cm" svg:y1="13.435cm" svg:x2="9.127cm" svg:y2="16.387cm">
              <text:p/>
            </draw:line>
            <draw:line draw:style-name="gr1" draw:text-style-name="P1" draw:layer="layout" svg:x1="9.421cm" svg:y1="13.435cm" svg:x2="9.421cm" svg:y2="16.387cm">
              <text:p/>
            </draw:line>
            <draw:line draw:style-name="gr1" draw:text-style-name="P1" draw:layer="layout" svg:x1="9.717cm" svg:y1="13.435cm" svg:x2="9.717cm" svg:y2="16.387cm">
              <text:p/>
            </draw:line>
            <draw:line draw:style-name="gr1" draw:text-style-name="P1" draw:layer="layout" svg:x1="10.013cm" svg:y1="13.435cm" svg:x2="10.013cm" svg:y2="16.387cm">
              <text:p/>
            </draw:line>
            <draw:line draw:style-name="gr1" draw:text-style-name="P1" draw:layer="layout" svg:x1="10.306cm" svg:y1="13.435cm" svg:x2="10.306cm" svg:y2="16.387cm">
              <text:p/>
            </draw:line>
            <draw:line draw:style-name="gr1" draw:text-style-name="P1" draw:layer="layout" svg:x1="10.601cm" svg:y1="13.435cm" svg:x2="10.601cm" svg:y2="16.387cm">
              <text:p/>
            </draw:line>
            <draw:line draw:style-name="gr1" draw:text-style-name="P1" draw:layer="layout" svg:x1="10.898cm" svg:y1="13.435cm" svg:x2="10.898cm" svg:y2="16.387cm">
              <text:p/>
            </draw:line>
            <draw:line draw:style-name="gr1" draw:text-style-name="P1" draw:layer="layout" svg:x1="11.19cm" svg:y1="13.435cm" svg:x2="11.19cm" svg:y2="16.387cm">
              <text:p/>
            </draw:line>
            <draw:line draw:style-name="gr1" draw:text-style-name="P1" draw:layer="layout" svg:x1="11.485cm" svg:y1="13.435cm" svg:x2="11.485cm" svg:y2="16.387cm">
              <text:p/>
            </draw:line>
            <draw:line draw:style-name="gr1" draw:text-style-name="P1" draw:layer="layout" svg:x1="11.78cm" svg:y1="13.435cm" svg:x2="11.78cm" svg:y2="16.387cm">
              <text:p/>
            </draw:line>
            <draw:line draw:style-name="gr1" draw:text-style-name="P1" draw:layer="layout" svg:x1="12.075cm" svg:y1="13.435cm" svg:x2="12.075cm" svg:y2="16.387cm">
              <text:p/>
            </draw:line>
            <draw:line draw:style-name="gr1" draw:text-style-name="P1" draw:layer="layout" svg:x1="12.369cm" svg:y1="13.435cm" svg:x2="12.369cm" svg:y2="16.387cm">
              <text:p/>
            </draw:line>
            <draw:line draw:style-name="gr1" draw:text-style-name="P1" draw:layer="layout" svg:x1="8.833cm" svg:y1="13.435cm" svg:x2="12.369cm" svg:y2="13.435cm">
              <text:p/>
            </draw:line>
            <draw:line draw:style-name="gr1" draw:text-style-name="P1" draw:layer="layout" svg:x1="8.833cm" svg:y1="13.728cm" svg:x2="12.369cm" svg:y2="13.728cm">
              <text:p/>
            </draw:line>
            <draw:line draw:style-name="gr1" draw:text-style-name="P1" draw:layer="layout" svg:x1="8.833cm" svg:y1="14.025cm" svg:x2="12.369cm" svg:y2="14.025cm">
              <text:p/>
            </draw:line>
            <draw:line draw:style-name="gr1" draw:text-style-name="P1" draw:layer="layout" svg:x1="8.833cm" svg:y1="14.32cm" svg:x2="12.369cm" svg:y2="14.32cm">
              <text:p/>
            </draw:line>
            <draw:line draw:style-name="gr1" draw:text-style-name="P1" draw:layer="layout" svg:x1="8.833cm" svg:y1="14.617cm" svg:x2="12.369cm" svg:y2="14.617cm">
              <text:p/>
            </draw:line>
            <draw:line draw:style-name="gr1" draw:text-style-name="P1" draw:layer="layout" svg:x1="8.833cm" svg:y1="14.912cm" svg:x2="12.369cm" svg:y2="14.912cm">
              <text:p/>
            </draw:line>
            <draw:line draw:style-name="gr1" draw:text-style-name="P1" draw:layer="layout" svg:x1="8.833cm" svg:y1="15.206cm" svg:x2="12.369cm" svg:y2="15.206cm">
              <text:p/>
            </draw:line>
            <draw:line draw:style-name="gr1" draw:text-style-name="P1" draw:layer="layout" svg:x1="8.833cm" svg:y1="15.502cm" svg:x2="12.369cm" svg:y2="15.502cm">
              <text:p/>
            </draw:line>
            <draw:line draw:style-name="gr1" draw:text-style-name="P1" draw:layer="layout" svg:x1="8.833cm" svg:y1="15.797cm" svg:x2="12.369cm" svg:y2="15.797cm">
              <text:p/>
            </draw:line>
            <draw:line draw:style-name="gr1" draw:text-style-name="P1" draw:layer="layout" svg:x1="8.833cm" svg:y1="16.093cm" svg:x2="12.369cm" svg:y2="16.093cm">
              <text:p/>
            </draw:line>
            <draw:line draw:style-name="gr1" draw:text-style-name="P1" draw:layer="layout" svg:x1="8.833cm" svg:y1="16.386cm" svg:x2="12.369cm" svg:y2="16.386cm">
              <text:p/>
            </draw:line>
          </draw:g>
          <draw:frame draw:style-name="gr2" draw:text-style-name="P3" draw:layer="layout" svg:width="0.71cm" svg:height="0.646cm" svg:x="8.917cm" svg:y="14.366cm">
            <draw:text-box>
              <text:p text:style-name="P2"><text:span text:style-name="T1">F</text:span></text:p>
            </draw:text-box>
          </draw:frame>
          <draw:frame draw:style-name="gr3" draw:text-style-name="P3" draw:layer="layout" svg:width="0.278cm" svg:height="0.419cm" svg:x="10.159cm" svg:y="13.373cm">
            <draw:text-box>
              <text:p text:style-name="P2"><text:span text:style-name="T1">G</text:span></text:p>
            </draw:text-box>
          </draw:frame>
          <draw:frame draw:style-name="gr4" draw:text-style-name="P3" draw:layer="layout" svg:width="0.766cm" svg:height="0.645cm" svg:x="11.561cm" svg:y="15.208cm">
            <draw:text-box>
              <text:p text:style-name="P2"><text:span text:style-name="T1">H</text:span></text:p>
            </draw:text-box>
          </draw:frame>
          <draw:frame draw:style-name="gr5" draw:text-style-name="P3" draw:layer="layout" svg:width="0.103cm" svg:height="0.387cm" svg:x="9.683cm" svg:y="16.097cm">
            <draw:text-box>
              <text:p text:style-name="P2"><text:span text:style-name="T1">I</text:span></text:p>
            </draw:text-box>
          </draw:frame>
          <draw:frame draw:style-name="gr6" draw:text-style-name="P3" draw:layer="layout" svg:width="0.62cm" svg:height="0.645cm" svg:x="9.804cm" svg:y="14.446cm">
            <draw:text-box>
              <text:p text:style-name="P2"><text:span text:style-name="T1">J</text:span></text:p>
            </draw:text-box>
          </draw:frame>
          <draw:polygon draw:style-name="gr7" draw:text-style-name="P4" draw:layer="layout" svg:width="2.357cm" svg:height="2.362cm" svg:x="9.424cm" svg:y="13.728cm" svg:viewBox="0 0 2358 2363" draw:points="0,886 884,0 2358,1772 295,2363 884,886">
            <text:p/>
          </draw:polygon>
          <draw:line draw:style-name="gr8" draw:text-style-name="P1" draw:layer="layout" svg:x1="10.601cm" svg:y1="13.435cm" svg:x2="10.601cm" svg:y2="16.387cm">
            <text:p/>
          </draw:line>
          <draw:frame draw:style-name="gr9" draw:text-style-name="P5" draw:layer="layout" svg:width="0.466cm" svg:height="0.387cm" svg:x="10.097cm" svg:y="16.009cm">
            <draw:text-box>
              <text:p text:style-name="P2"><text:span text:style-name="T2"><text:s/></text:span><text:span text:style-name="T3">d</text:span></text:p>
            </draw:text-box>
          </draw:frame>
          <draw:frame draw:style-name="gr10" draw:text-style-name="P6" draw:layer="layout" svg:width="0.401cm" svg:height="0.428cm" svg:x="8.829cm" svg:y="13.43cm">
            <draw:text-box>
              <text:p text:style-name="P2"><text:span text:style-name="T4">b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6:19.850904296</meta:creation-date>
    <dc:date>2018-04-10T15:56:49.176918448</dc:date>
    <meta:editing-duration>PT29S</meta:editing-duration>
    <meta:editing-cycles>1</meta:editing-cycles>
    <meta:document-statistic meta:object-count="35"/>
    <meta:generator>LibreOffice/6.0.0.3$MacOSX_X86_64 LibreOffice_project/64a0f66915f38c6217de274f0aa8e15618924765</meta:generator>
  </office:meta>
</office:document-meta>
</file>